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50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1YR_B200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edian earnings in the past 12 months (in 2017 inflation-adjusted dollars) -- - Tota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edian earnings in the past 12 months (in 2017 inflation-adjusted dollars) -- -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edian earnings in the past 12 months (in 2017 inflation-adjusted dollars) -- - Mal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edian earnings in the past 12 months (in 2017 inflation-adjusted dollars) -- - Mal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edian earnings in the past 12 months (in 2017 inflation-adjusted dollars) -- - Femal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edian earnings in the past 12 months (in 2017 inflation-adjusted dollars) --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6.0.7.3$Linux_X86_64 LibreOffice_project/00m0$Build-3</meta:generator>
  </office:meta>
</office:document-meta>
</file>